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4.861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2.046cm"/>
    </style:style>
    <style:style style:name="co5" style:family="table-column">
      <style:table-column-properties fo:break-before="auto" style:column-width="5.436cm"/>
    </style:style>
    <style:style style:name="co6" style:family="table-column">
      <style:table-column-properties fo:break-before="auto" style:column-width="10.324cm"/>
    </style:style>
    <style:style style:name="co7" style:family="table-column">
      <style:table-column-properties fo:break-before="auto" style:column-width="1.683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ategorie_1</text:p>
          </table:table-cell>
          <table:table-cell office:value-type="string">
            <text:p>categorie_2</text:p>
          </table:table-cell>
          <table:table-cell office:value-type="string">
            <text:p>categorie_3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is_bio</text:p>
          </table:table-cell>
          <table:table-cell office:value-type="string">
            <text:p>prix_type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Ceylan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Earl Grey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4 Fruits roug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noir</text:p>
          </table:table-cell>
          <table:table-cell office:value-type="string">
            <text:p>Breakfast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Thé vert natur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Menth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vert</text:p>
          </table:table-cell>
          <table:table-cell office:value-type="string">
            <text:p>Gingembr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blanc</text:p>
          </table:table-cell>
          <table:table-cell office:value-type="string">
            <text:p>4 Agrume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blanc</text:p>
          </table:table-cell>
          <table:table-cell office:value-type="string">
            <text:p>Fruits exotique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hé blanc</text:p>
          </table:table-cell>
          <table:table-cell office:value-type="string">
            <text:p>7 Parfum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Rooibos</text:p>
          </table:table-cell>
          <table:table-cell office:value-type="string">
            <text:p>Vanill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Rooibos</text:p>
          </table:table-cell>
          <table:table-cell office:value-type="string">
            <text:p>Caramel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</text:p>
          </table:table-cell>
          <table:table-cell office:value-type="string">
            <text:p>Vervein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</text:p>
          </table:table-cell>
          <table:table-cell office:value-type="string">
            <text:p>Menthe poivré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</text:p>
          </table:table-cell>
          <table:table-cell office:value-type="string">
            <text:p>Tilleul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</text:p>
          </table:table-cell>
          <table:table-cell office:value-type="string">
            <text:p>Camomill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Infusion</text:p>
          </table:table-cell>
          <table:table-cell office:value-type="string">
            <text:p>Verveine menth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table:number-columns-repeated="2"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Expresso</text:p>
          </table:table-cell>
          <table:table-cell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Lungo</text:p>
          </table:table-cell>
          <table:table-cell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Noisette</text:p>
          </table:table-cell>
          <table:table-cell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rème</text:p>
          </table:table-cell>
          <table:table-cell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appuccino</text:p>
          </table:table-cell>
          <table:table-cell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hocolat</text:p>
          </table:table-cell>
          <table:table-cell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hocolat-café</text:p>
          </table:table-cell>
          <table:table-cell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Chocolat viennois</text:p>
          </table:table-cell>
          <table:table-cell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/>
          <table:table-cell office:value-type="string">
            <text:p>Gourmand</text:p>
          </table:table-cell>
          <table:table-cell/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Les sirop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Les diabolos</text:p>
          </table:table-cell>
          <table:table-cell office:value-type="string">
            <text:p>Idem sirops avec limona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Boisson énergisant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Jus de fruits</text:p>
          </table:table-cell>
          <table:table-cell office:value-type="string">
            <text:p>Ananas / Orange / Tomate / Pomme / Pamplemousse / Multifruits / Poire / Raisin / Abrico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Coca-cola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Coca zéro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Oasi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Schweppes Tonic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Schweppes Agrum'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Gini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Limonad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Diabolo menthe ou grenadin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Panaché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Monaco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/>
          <table:table-cell office:value-type="string">
            <text:p>Perrier / Badoit 33cl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ofts et Sans Alcool</text:p>
          </table:table-cell>
          <table:table-cell office:value-type="string">
            <text:p>Jus de fruits frais</text:p>
          </table:table-cell>
          <table:table-cell/>
          <table:table-cell office:value-type="string">
            <text:p>Cocktail de fruits frais maison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ofts et Sans Alcool</text:p>
          </table:table-cell>
          <table:table-cell office:value-type="string">
            <text:p>Jus de fruits frais</text:p>
          </table:table-cell>
          <table:table-cell/>
          <table:table-cell office:value-type="string">
            <text:p>Pressé orang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ofts et Sans Alcool</text:p>
          </table:table-cell>
          <table:table-cell office:value-type="string">
            <text:p>Jus de fruits frais</text:p>
          </table:table-cell>
          <table:table-cell/>
          <table:table-cell office:value-type="string">
            <text:p>Pressé orange / citron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ofts et Sans Alcool</text:p>
          </table:table-cell>
          <table:table-cell office:value-type="string">
            <text:p>Jus de fruits frais</text:p>
          </table:table-cell>
          <table:table-cell/>
          <table:table-cell office:value-type="string">
            <text:p>Pressé citron / menth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ofts et Sans Alcool</text:p>
          </table:table-cell>
          <table:table-cell office:value-type="string">
            <text:p>Jus de fruits frais</text:p>
          </table:table-cell>
          <table:table-cell/>
          <table:table-cell office:value-type="string">
            <text:p>Pressé pamplemouss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ofts et Sans Alcool</text:p>
          </table:table-cell>
          <table:table-cell office:value-type="string">
            <text:p>Citronnade</text:p>
          </table:table-cell>
          <table:table-cell/>
          <table:table-cell office:value-type="string">
            <text:p>Citronnade maison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ofts et Sans Alcool</text:p>
          </table:table-cell>
          <table:table-cell office:value-type="string">
            <text:p>Citronnade</text:p>
          </table:table-cell>
          <table:table-cell/>
          <table:table-cell office:value-type="string">
            <text:p>Citronnade concombr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ofts et Sans Alcool</text:p>
          </table:table-cell>
          <table:table-cell office:value-type="string">
            <text:p>Citronnade</text:p>
          </table:table-cell>
          <table:table-cell/>
          <table:table-cell office:value-type="string">
            <text:p>Citronnade frais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ofts et Sans Alcool</text:p>
          </table:table-cell>
          <table:table-cell office:value-type="string">
            <text:p>Smoothies</text:p>
          </table:table-cell>
          <table:table-cell/>
          <table:table-cell office:value-type="string">
            <text:p>Banana Split</text:p>
          </table:table-cell>
          <table:table-cell office:value-type="string">
            <text:p>Banane, lait, glace vanill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ofts et Sans Alcool</text:p>
          </table:table-cell>
          <table:table-cell office:value-type="string">
            <text:p>Smoothies</text:p>
          </table:table-cell>
          <table:table-cell/>
          <table:table-cell office:value-type="string">
            <text:p>Mangue</text:p>
          </table:table-cell>
          <table:table-cell office:value-type="string">
            <text:p>Banane, lait, glace mangu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ofts et Sans Alcool</text:p>
          </table:table-cell>
          <table:table-cell office:value-type="string">
            <text:p>Smoothies</text:p>
          </table:table-cell>
          <table:table-cell/>
          <table:table-cell office:value-type="string">
            <text:p>Fraise</text:p>
          </table:table-cell>
          <table:table-cell office:value-type="string">
            <text:p>Banane, lait, glace frais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ofts et Sans Alcool</text:p>
          </table:table-cell>
          <table:table-cell office:value-type="string">
            <text:p>Smoothies</text:p>
          </table:table-cell>
          <table:table-cell/>
          <table:table-cell office:value-type="string">
            <text:p>Chocolat</text:p>
          </table:table-cell>
          <table:table-cell office:value-type="string">
            <text:p>Banane, lait, glace chocola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ofts et Sans Alcool</text:p>
          </table:table-cell>
          <table:table-cell office:value-type="string">
            <text:p>Milkshake</text:p>
          </table:table-cell>
          <table:table-cell/>
          <table:table-cell office:value-type="string">
            <text:p>Vanill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ofts et Sans Alcool</text:p>
          </table:table-cell>
          <table:table-cell office:value-type="string">
            <text:p>Milkshake</text:p>
          </table:table-cell>
          <table:table-cell/>
          <table:table-cell office:value-type="string">
            <text:p>Frais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ofts et Sans Alcool</text:p>
          </table:table-cell>
          <table:table-cell office:value-type="string">
            <text:p>Milkshake</text:p>
          </table:table-cell>
          <table:table-cell/>
          <table:table-cell office:value-type="string">
            <text:p>Chocolat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ofts et Sans Alcool</text:p>
          </table:table-cell>
          <table:table-cell office:value-type="string">
            <text:p>Milkshake</text:p>
          </table:table-cell>
          <table:table-cell/>
          <table:table-cell office:value-type="string">
            <text:p>Mangu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ofts et Sans Alcool</text:p>
          </table:table-cell>
          <table:table-cell office:value-type="string">
            <text:p>Milkshake</text:p>
          </table:table-cell>
          <table:table-cell/>
          <table:table-cell office:value-type="string">
            <text:p>3C (Caramel/Chocolat/Cacahuète)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ofts et Sans Alcool</text:p>
          </table:table-cell>
          <table:table-cell office:value-type="string">
            <text:p>Bières sans alcool</text:p>
          </table:table-cell>
          <table:table-cell/>
          <table:table-cell office:value-type="string">
            <text:p>Tourtel Twist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ofts et Sans Alcool</text:p>
          </table:table-cell>
          <table:table-cell office:value-type="string">
            <text:p>Bières sans alcool</text:p>
          </table:table-cell>
          <table:table-cell/>
          <table:table-cell office:value-type="string">
            <text:p>Heineken 0.0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ofts et Sans Alcool</text:p>
          </table:table-cell>
          <table:table-cell office:value-type="string">
            <text:p>Bières sans alcool</text:p>
          </table:table-cell>
          <table:table-cell/>
          <table:table-cell office:value-type="string">
            <text:p>Grimbergen 0.0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ofts et Sans Alcool</text:p>
          </table:table-cell>
          <table:table-cell office:value-type="string">
            <text:p>Bières sans alcool</text:p>
          </table:table-cell>
          <table:table-cell/>
          <table:table-cell office:value-type="string">
            <text:p>Desperados 0.0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ofts et Sans Alcool</text:p>
          </table:table-cell>
          <table:table-cell office:value-type="string">
            <text:p>Bières sans alcool</text:p>
          </table:table-cell>
          <table:table-cell/>
          <table:table-cell office:value-type="string">
            <text:p>Affligem 0.0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ofts et Sans Alcool</text:p>
          </table:table-cell>
          <table:table-cell office:value-type="string">
            <text:p>Bières sans alcool</text:p>
          </table:table-cell>
          <table:table-cell/>
          <table:table-cell office:value-type="string">
            <text:p>1664 0.0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ofts et Sans Alcool</text:p>
          </table:table-cell>
          <table:table-cell office:value-type="string">
            <text:p>Bières sans alcool</text:p>
          </table:table-cell>
          <table:table-cell/>
          <table:table-cell office:value-type="string">
            <text:p>Piautre 0.0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ofts et Sans Alcool</text:p>
          </table:table-cell>
          <table:table-cell office:value-type="string">
            <text:p>Bières sans alcool</text:p>
          </table:table-cell>
          <table:table-cell/>
          <table:table-cell office:value-type="string">
            <text:p>Leffe 0.0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ofts et Sans Alcool</text:p>
          </table:table-cell>
          <table:table-cell office:value-type="string">
            <text:p>Virgin</text:p>
          </table:table-cell>
          <table:table-cell/>
          <table:table-cell office:value-type="string">
            <text:p>Virgin Mojito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ofts et Sans Alcool</text:p>
          </table:table-cell>
          <table:table-cell office:value-type="string">
            <text:p>Virgin</text:p>
          </table:table-cell>
          <table:table-cell/>
          <table:table-cell office:value-type="string">
            <text:p>Virgin Piña Colada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ofts et Sans Alcool</text:p>
          </table:table-cell>
          <table:table-cell office:value-type="string">
            <text:p>Virgin</text:p>
          </table:table-cell>
          <table:table-cell/>
          <table:table-cell office:value-type="string">
            <text:p>Virgin Strawberry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Red Mojito</text:p>
          </table:table-cell>
          <table:table-cell office:value-type="string">
            <text:p>Rhum, Citron Vert, Menthe, Jus de Fleur d'Hibiscus, Angustura, Sucr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Spritz Hugo</text:p>
          </table:table-cell>
          <table:table-cell office:value-type="string">
            <text:p>Liqueur Fleur de Sureau, Crémant, Eau Gazeuse, Citron Vert, Zeste de Citron Jaun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/>
          <table:table-cell office:value-type="string">
            <text:p>Spritz Limoncello</text:p>
          </table:table-cell>
          <table:table-cell office:value-type="string">
            <text:p>Limoncello, Crémant, Eau Gazeuse, Citr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Mojito</text:p>
          </table:table-cell>
          <table:table-cell office:value-type="string">
            <text:p>Rhum, Citron Vert, Menthe, Sucr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Piña Colada</text:p>
          </table:table-cell>
          <table:table-cell office:value-type="string">
            <text:p>Rhum, Jus d'Ananas, Lait de Coco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Spritz</text:p>
          </table:table-cell>
          <table:table-cell office:value-type="string">
            <text:p>Apérol, Crémant, Eau Gazeuse, Zeste d'Orang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Ti-Punch</text:p>
          </table:table-cell>
          <table:table-cell office:value-type="string">
            <text:p>Rhum, Citron Vert, Sucre de Cann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Planteur</text:p>
          </table:table-cell>
          <table:table-cell office:value-type="string">
            <text:p>Rhum, Jus d'Ananas, Jus d'Orange, Jus de Citron, Grenadin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Sex on the Beach</text:p>
          </table:table-cell>
          <table:table-cell office:value-type="string">
            <text:p>Vodka, Liqueur de Pêche, Jus de Cranberry, Jus d'Orang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Caïpirinha</text:p>
          </table:table-cell>
          <table:table-cell office:value-type="string">
            <text:p>Cachaça, Citron Vert, Sucre de Cann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Daïquiri Fraise</text:p>
          </table:table-cell>
          <table:table-cell office:value-type="string">
            <text:p>Rhum, Citron Vert, Sucre, Frais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Cuba Libre</text:p>
          </table:table-cell>
          <table:table-cell office:value-type="string">
            <text:p>Rhum, Coca-Cola, Citron Ver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Long Island Ice Tea</text:p>
          </table:table-cell>
          <table:table-cell office:value-type="string">
            <text:p>Vodka, Gin, Rhum, Tequila, Triple Sec, Jus de Citron, Coca-Cola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Cosmopolitan</text:p>
          </table:table-cell>
          <table:table-cell office:value-type="string">
            <text:p>Vodka, Cointreau, Jus de Cranberry, Jus de Citron Ver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Margarita</text:p>
          </table:table-cell>
          <table:table-cell office:value-type="string">
            <text:p>Tequila, Triple Sec, Jus de Citron Ver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Mai Tai</text:p>
          </table:table-cell>
          <table:table-cell office:value-type="string">
            <text:p>Rhum Ambré, Rhum Blanc, Curaçao Orange, Sirop d'Orgeat, Jus de Citron Ver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Bloody Mary</text:p>
          </table:table-cell>
          <table:table-cell office:value-type="string">
            <text:p>Vodka, Jus de Tomate, Jus de Citron, Tabasco, Worcestershir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ocktails</text:p>
          </table:table-cell>
          <table:table-cell office:value-type="string">
            <text:p>Les Cocktails intemporels</text:p>
          </table:table-cell>
          <table:table-cell/>
          <table:table-cell office:value-type="string">
            <text:p>Moscow Mule</text:p>
          </table:table-cell>
          <table:table-cell office:value-type="string">
            <text:p>Vodka, Ginger Beer, Jus de Citron Ver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ocktails</text:p>
          </table:table-cell>
          <table:table-cell office:value-type="string">
            <text:p>Gins Tonics</text:p>
          </table:table-cell>
          <table:table-cell/>
          <table:table-cell office:value-type="string">
            <text:p>GinBul</text:p>
          </table:table-cell>
          <table:table-cell office:value-type="string">
            <text:p>Gin, Tonic, Menthe, Frais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ocktails</text:p>
          </table:table-cell>
          <table:table-cell office:value-type="string">
            <text:p>Gins Tonics</text:p>
          </table:table-cell>
          <table:table-cell/>
          <table:table-cell office:value-type="string">
            <text:p>Gin Tonic Classique</text:p>
          </table:table-cell>
          <table:table-cell office:value-type="string">
            <text:p>Gin, Tonic, Citr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ocktails</text:p>
          </table:table-cell>
          <table:table-cell office:value-type="string">
            <text:p>Gins Tonics</text:p>
          </table:table-cell>
          <table:table-cell/>
          <table:table-cell office:value-type="string">
            <text:p>Gin Tonic Concombre</text:p>
          </table:table-cell>
          <table:table-cell office:value-type="string">
            <text:p>Gin, Tonic, Concombr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Desperados</text:p>
          </table:table-cell>
          <table:table-cell office:value-type="string">
            <text:p>Aromatisée Tequila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Desperados</text:p>
          </table:table-cell>
          <table:table-cell office:value-type="string">
            <text:p>Aromatisée Tequila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Piautre Noir</text:p>
          </table:table-cell>
          <table:table-cell office:value-type="string">
            <text:p>Stou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Piautre Ambrée</text:p>
          </table:table-cell>
          <table:table-cell office:value-type="string">
            <text:p>Ambré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Piautre IPA</text:p>
          </table:table-cell>
          <table:table-cell office:value-type="string">
            <text:p>IPA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Heineken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Affligem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Leffe Blonde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Leffe Brune</text:p>
          </table:table-cell>
          <table:table-cell office:value-type="string">
            <text:p>Brun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Leffe Ruby</text:p>
          </table:table-cell>
          <table:table-cell office:value-type="string">
            <text:p>Fruité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Grimbergen Blanche</text:p>
          </table:table-cell>
          <table:table-cell office:value-type="string">
            <text:p>Blanch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Grimbergen Blonde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Grimbergen Ambrée</text:p>
          </table:table-cell>
          <table:table-cell office:value-type="string">
            <text:p>Ambré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Corona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/>
          <table:table-cell office:value-type="string">
            <text:p>1664 Blanc</text:p>
          </table:table-cell>
          <table:table-cell office:value-type="string">
            <text:p>Blanch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Kronenbourg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Grimbergen Blanche</text:p>
          </table:table-cell>
          <table:table-cell office:value-type="string">
            <text:p>Blanche</text:p>
          </table:table-cell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Grimbergen Blonde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Grimbergen Ambrée</text:p>
          </table:table-cell>
          <table:table-cell office:value-type="string">
            <text:p>Ambrée</text:p>
          </table:table-cell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Affligem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Desperados</text:p>
          </table:table-cell>
          <table:table-cell office:value-type="string">
            <text:p>Tequila</text:p>
          </table:table-cell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Piautre Blonde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Piautre IPA</text:p>
          </table:table-cell>
          <table:table-cell office:value-type="string">
            <text:p>IPA</text:p>
          </table:table-cell>
          <table:table-cell office:value-type="string">
            <text:p>false</text:p>
          </table:table-cell>
          <table:table-cell office:value-type="string">
            <text:p>par_taill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Brooklyn</text:p>
          </table:table-cell>
          <table:table-cell office:value-type="string">
            <text:p>Lager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Piautre Ambrée</text:p>
          </table:table-cell>
          <table:table-cell office:value-type="string">
            <text:p>Ambré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Piautre Blanche</text:p>
          </table:table-cell>
          <table:table-cell office:value-type="string">
            <text:p>Blanch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Leffe Blonde</text:p>
          </table:table-cell>
          <table:table-cell office:value-type="string">
            <text:p>Blon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Leffe Brune</text:p>
          </table:table-cell>
          <table:table-cell office:value-type="string">
            <text:p>Brun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Piautre Stout</text:p>
          </table:table-cell>
          <table:table-cell office:value-type="string">
            <text:p>Stou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Bières</text:p>
          </table:table-cell>
          <table:table-cell office:value-type="string">
            <text:p>Bières pression</text:p>
          </table:table-cell>
          <table:table-cell/>
          <table:table-cell office:value-type="string">
            <text:p>Leffe Triple</text:p>
          </table:table-cell>
          <table:table-cell office:value-type="string">
            <text:p>Tripl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Les Apéritifs</text:p>
          </table:table-cell>
          <table:table-cell table:number-columns-repeated="2"/>
          <table:table-cell office:value-type="string">
            <text:p>Pasti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Les Apéritifs</text:p>
          </table:table-cell>
          <table:table-cell table:number-columns-repeated="2"/>
          <table:table-cell office:value-type="string">
            <text:p>Martini Blanc, Martini Roug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Les Apéritifs</text:p>
          </table:table-cell>
          <table:table-cell table:number-columns-repeated="2"/>
          <table:table-cell office:value-type="string">
            <text:p>Porto Blanc, Porto Roug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Les Apéritifs</text:p>
          </table:table-cell>
          <table:table-cell table:number-columns-repeated="2"/>
          <table:table-cell office:value-type="string">
            <text:p>Ricard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Anjour Rouge AOP</text:p>
          </table:table-cell>
          <table:table-cell office:value-type="string">
            <text:p>Domaine des Hautes Ouches (Cab.Franc)</text:p>
          </table:table-cell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Anjou Rouge AOP</text:p>
          </table:table-cell>
          <table:table-cell office:value-type="string">
            <text:p>Domaine du Gerfaut (Cab.Franc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Anjou Grolleau</text:p>
          </table:table-cell>
          <table:table-cell office:value-type="string">
            <text:p>Domaine Princé (Grolleau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Saumur Champigny AOP</text:p>
          </table:table-cell>
          <table:table-cell office:value-type="string">
            <text:p>Château de Hureau, Clos Moleton (Cab.Franc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Gamay de Touraine AOP</text:p>
          </table:table-cell>
          <table:table-cell office:value-type="string">
            <text:p>Domaine de la Charmoise, Gamay Vin de Voile (Gamay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/>
          <table:table-cell office:value-type="string">
            <text:p>Sancerre AOP</text:p>
          </table:table-cell>
          <table:table-cell office:value-type="string">
            <text:p>Domaine Vincent Pinard, Charlois (Pinot Noir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Les Vins Rouges</text:p>
          </table:table-cell>
          <table:table-cell office:value-type="string">
            <text:p>Sud Ouest</text:p>
          </table:table-cell>
          <table:table-cell/>
          <table:table-cell office:value-type="string">
            <text:p>Cahors AOP</text:p>
          </table:table-cell>
          <table:table-cell office:value-type="string">
            <text:p>Château Eugénie, Les Combarelles (Malbec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Les Vins Rouges</text:p>
          </table:table-cell>
          <table:table-cell office:value-type="string">
            <text:p>Sud Ouest</text:p>
          </table:table-cell>
          <table:table-cell/>
          <table:table-cell office:value-type="string">
            <text:p>Fronton AOP</text:p>
          </table:table-cell>
          <table:table-cell office:value-type="string">
            <text:p>Château Plaisance, Négrette (Négrette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Les Vins Rouges</text:p>
          </table:table-cell>
          <table:table-cell office:value-type="string">
            <text:p>Rhône</text:p>
          </table:table-cell>
          <table:table-cell/>
          <table:table-cell office:value-type="string">
            <text:p>Côtes du Rhône AOP</text:p>
          </table:table-cell>
          <table:table-cell office:value-type="string">
            <text:p>Domaine Gramenon, La Mémé (Grenache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Les Vins Rouges</text:p>
          </table:table-cell>
          <table:table-cell office:value-type="string">
            <text:p>Rhône</text:p>
          </table:table-cell>
          <table:table-cell/>
          <table:table-cell office:value-type="string">
            <text:p>Crozes-Hermitage AOP</text:p>
          </table:table-cell>
          <table:table-cell office:value-type="string">
            <text:p>Domaine Yann Chave, Cuvée des Vieilles Vignes (Syrah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Les Vins Rouges</text:p>
          </table:table-cell>
          <table:table-cell office:value-type="string">
            <text:p>Languedoc Roussillon</text:p>
          </table:table-cell>
          <table:table-cell/>
          <table:table-cell office:value-type="string">
            <text:p>Faugères AOP</text:p>
          </table:table-cell>
          <table:table-cell office:value-type="string">
            <text:p>Mas Olivier, L'Insoumise (Syrah/Grenache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es Vins Rouges</text:p>
          </table:table-cell>
          <table:table-cell office:value-type="string">
            <text:p>Provence</text:p>
          </table:table-cell>
          <table:table-cell/>
          <table:table-cell office:value-type="string">
            <text:p>Côtes de Provence AOP</text:p>
          </table:table-cell>
          <table:table-cell office:value-type="string">
            <text:p>Château Minuty, M de Minuty (Grenache/Syrah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es Vins Rouges</text:p>
          </table:table-cell>
          <table:table-cell office:value-type="string">
            <text:p>Beaujolais</text:p>
          </table:table-cell>
          <table:table-cell/>
          <table:table-cell office:value-type="string">
            <text:p>Brouilly AOP</text:p>
          </table:table-cell>
          <table:table-cell office:value-type="string">
            <text:p>Domaine Pardon, Les Griottes (Gamay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Les Vins Rouges</text:p>
          </table:table-cell>
          <table:table-cell office:value-type="string">
            <text:p>Beaujolais</text:p>
          </table:table-cell>
          <table:table-cell/>
          <table:table-cell office:value-type="string">
            <text:p>Morgon AOP</text:p>
          </table:table-cell>
          <table:table-cell office:value-type="string">
            <text:p>Domaine Marcel Lapierre, Morgon (Gamay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Les Vins Rouges</text:p>
          </table:table-cell>
          <table:table-cell office:value-type="string">
            <text:p>Bordeaux</text:p>
          </table:table-cell>
          <table:table-cell/>
          <table:table-cell office:value-type="string">
            <text:p>Bordeaux Supérieur AOP</text:p>
          </table:table-cell>
          <table:table-cell office:value-type="string">
            <text:p>Château Penin, Grande Sélection (Merlot/Cab.Franc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es Vins Blancs</text:p>
          </table:table-cell>
          <table:table-cell office:value-type="string">
            <text:p>Val de Loire</text:p>
          </table:table-cell>
          <table:table-cell/>
          <table:table-cell office:value-type="string">
            <text:p>Muscadet Sèvre et Maine AOP</text:p>
          </table:table-cell>
          <table:table-cell office:value-type="string">
            <text:p>Domaine de l'Ecu, Granite (Melon de Bourgogne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Les Vins Blancs</text:p>
          </table:table-cell>
          <table:table-cell office:value-type="string">
            <text:p>Val de Loire</text:p>
          </table:table-cell>
          <table:table-cell/>
          <table:table-cell office:value-type="string">
            <text:p>Vouvray AOP</text:p>
          </table:table-cell>
          <table:table-cell office:value-type="string">
            <text:p>Domaine Huet, Le Mont Demi-Sec (Chenin Blanc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Les Vins Blancs</text:p>
          </table:table-cell>
          <table:table-cell office:value-type="string">
            <text:p>Val de Loire</text:p>
          </table:table-cell>
          <table:table-cell/>
          <table:table-cell office:value-type="string">
            <text:p>Sancerre AOP</text:p>
          </table:table-cell>
          <table:table-cell office:value-type="string">
            <text:p>Domaine Vacheron, Sancerre (Sauvignon Blanc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Les Vins Blancs</text:p>
          </table:table-cell>
          <table:table-cell office:value-type="string">
            <text:p>Alsace</text:p>
          </table:table-cell>
          <table:table-cell/>
          <table:table-cell office:value-type="string">
            <text:p>Riesling AOP</text:p>
          </table:table-cell>
          <table:table-cell office:value-type="string">
            <text:p>Domaine Ostertag, Fronholz (Riesling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Les Vins Blancs</text:p>
          </table:table-cell>
          <table:table-cell office:value-type="string">
            <text:p>Bourgogne</text:p>
          </table:table-cell>
          <table:table-cell/>
          <table:table-cell office:value-type="string">
            <text:p>Chablis AOP</text:p>
          </table:table-cell>
          <table:table-cell office:value-type="string">
            <text:p>Domaine Laroche, Saint Martin (Chardonnay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Les Vins Blancs</text:p>
          </table:table-cell>
          <table:table-cell office:value-type="string">
            <text:p>Sud Ouest</text:p>
          </table:table-cell>
          <table:table-cell/>
          <table:table-cell office:value-type="string">
            <text:p>Jurançon Sec AOP</text:p>
          </table:table-cell>
          <table:table-cell office:value-type="string">
            <text:p>Domaine Cauhapé, Noblesse du Temps (Gros Manseng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Les Vins Blancs</text:p>
          </table:table-cell>
          <table:table-cell office:value-type="string">
            <text:p>Languedoc</text:p>
          </table:table-cell>
          <table:table-cell/>
          <table:table-cell office:value-type="string">
            <text:p>Picpoul de Pinet AOP</text:p>
          </table:table-cell>
          <table:table-cell office:value-type="string">
            <text:p>Domaine Gaujal, Picpoul (Picpoul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Les Vins Blancs</text:p>
          </table:table-cell>
          <table:table-cell office:value-type="string">
            <text:p>Rhône</text:p>
          </table:table-cell>
          <table:table-cell/>
          <table:table-cell office:value-type="string">
            <text:p>Côtes du Rhône Blanc AOP</text:p>
          </table:table-cell>
          <table:table-cell office:value-type="string">
            <text:p>Domaine Gramenon, La Sagesse (Clairette/Viognier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es Vins Rosés</text:p>
          </table:table-cell>
          <table:table-cell office:value-type="string">
            <text:p>Provence</text:p>
          </table:table-cell>
          <table:table-cell/>
          <table:table-cell office:value-type="string">
            <text:p>Côtes de Provence AOP</text:p>
          </table:table-cell>
          <table:table-cell office:value-type="string">
            <text:p>Château Minuty, Prestige (Grenache/Cinsault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Les Vins Rosés</text:p>
          </table:table-cell>
          <table:table-cell office:value-type="string">
            <text:p>Val de Loire</text:p>
          </table:table-cell>
          <table:table-cell/>
          <table:table-cell office:value-type="string">
            <text:p>Cabernet d'Anjou AOP</text:p>
          </table:table-cell>
          <table:table-cell office:value-type="string">
            <text:p>Domaine des Rochelles, Cabernet d'Anjou (Cab.Franc)</text:p>
          </table:table-cell>
          <table:table-cell office:value-type="string">
            <text:p>tru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Rosé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Rouge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Blanc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Rosé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Rouge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Blanc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Rosé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Rouge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/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/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/>
          <table:table-cell office:value-type="string">
            <text:p>Armorik</text:p>
          </table:table-cell>
          <table:table-cell office:value-type="string">
            <text:p>très fruité et doux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Jameson</text:p>
          </table:table-cell>
          <table:table-cell office:value-type="string">
            <text:p>irlandai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Jack Daniel's</text:p>
          </table:table-cell>
          <table:table-cell office:value-type="string">
            <text:p>américai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Jim Beam</text:p>
          </table:table-cell>
          <table:table-cell office:value-type="string">
            <text:p>américai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Four Roses</text:p>
          </table:table-cell>
          <table:table-cell office:value-type="string">
            <text:p>américai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Chivas Regal 12 ans</text:p>
          </table:table-cell>
          <table:table-cell office:value-type="string">
            <text:p>écossai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/>
          <table:table-cell office:value-type="string">
            <text:p>Nikka From The Barrel</text:p>
          </table:table-cell>
          <table:table-cell office:value-type="string">
            <text:p>japonai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Rhums</text:p>
          </table:table-cell>
          <table:table-cell office:value-type="string">
            <text:p>Rhum Blanc</text:p>
          </table:table-cell>
          <table:table-cell/>
          <table:table-cell office:value-type="string">
            <text:p>Trois Rivières Blanc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Rhums</text:p>
          </table:table-cell>
          <table:table-cell office:value-type="string">
            <text:p>Rhum Blanc</text:p>
          </table:table-cell>
          <table:table-cell/>
          <table:table-cell office:value-type="string">
            <text:p>Damoiseau Blanc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Rhums</text:p>
          </table:table-cell>
          <table:table-cell office:value-type="string">
            <text:p>Rhum Ambré</text:p>
          </table:table-cell>
          <table:table-cell/>
          <table:table-cell office:value-type="string">
            <text:p>Trois Rivières Cuvée de l'Océan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Rhums</text:p>
          </table:table-cell>
          <table:table-cell office:value-type="string">
            <text:p>Rhum Ambré</text:p>
          </table:table-cell>
          <table:table-cell/>
          <table:table-cell office:value-type="string">
            <text:p>Appleton Estate Signatur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Rhums</text:p>
          </table:table-cell>
          <table:table-cell office:value-type="string">
            <text:p>Rhum Vieux</text:p>
          </table:table-cell>
          <table:table-cell/>
          <table:table-cell office:value-type="string">
            <text:p>Trois Rivières 8 an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Rhums</text:p>
          </table:table-cell>
          <table:table-cell office:value-type="string">
            <text:p>Rhum Vieux</text:p>
          </table:table-cell>
          <table:table-cell/>
          <table:table-cell office:value-type="string">
            <text:p>Damoiseau 8 an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Rhums</text:p>
          </table:table-cell>
          <table:table-cell office:value-type="string">
            <text:p>Rhum Vieux</text:p>
          </table:table-cell>
          <table:table-cell/>
          <table:table-cell office:value-type="string">
            <text:p>Appleton Estate 12 an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Rhums</text:p>
          </table:table-cell>
          <table:table-cell office:value-type="string">
            <text:p>Rhum Vieux</text:p>
          </table:table-cell>
          <table:table-cell/>
          <table:table-cell office:value-type="string">
            <text:p>Zacapa 23 an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Rhums</text:p>
          </table:table-cell>
          <table:table-cell office:value-type="string">
            <text:p>Rhum Arrangé</text:p>
          </table:table-cell>
          <table:table-cell/>
          <table:table-cell office:value-type="string">
            <text:p>Ananas Victoria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Rhums</text:p>
          </table:table-cell>
          <table:table-cell office:value-type="string">
            <text:p>Rhum Arrangé</text:p>
          </table:table-cell>
          <table:table-cell/>
          <table:table-cell office:value-type="string">
            <text:p>Vanill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Rhums</text:p>
          </table:table-cell>
          <table:table-cell office:value-type="string">
            <text:p>Rhum Arrangé</text:p>
          </table:table-cell>
          <table:table-cell/>
          <table:table-cell office:value-type="string">
            <text:p>Banane Flambé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Cognac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Armagnac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Calvado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Get 27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Limoncello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Amaretto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Bailey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Cointreau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Grand Marnier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Chartreuse Vert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igestifs</text:p>
          </table:table-cell>
          <table:table-cell table:number-columns-repeated="2"/>
          <table:table-cell office:value-type="string">
            <text:p>Chartreuse Jaune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Tequila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Vodka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Jägermeister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Malibu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Téquila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Get 27 / Get 31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Pasti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Limoncello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Amaretto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Sambuca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hots</text:p>
          </table:table-cell>
          <table:table-cell table:number-columns-repeated="2"/>
          <table:table-cell office:value-type="string">
            <text:p>B52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Desserts glacés</text:p>
          </table:table-cell>
          <table:table-cell table:number-columns-repeated="2"/>
          <table:table-cell office:value-type="string">
            <text:p>Coupe de glace (bio)</text:p>
          </table:table-cell>
          <table:table-cell office:value-type="string">
            <text:p>Vanille, fraise, chocolat au lait, mangue, melon/menthe, 3C: caramel/chocolat/cacahuète</text:p>
          </table:table-cell>
          <table:table-cell office:value-type="string">
            <text:p>false</text:p>
          </table:table-cell>
          <table:table-cell office:value-type="string">
            <text:p>par_quantit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Desserts glacés</text:p>
          </table:table-cell>
          <table:table-cell table:number-columns-repeated="2"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Dessert Maison à Toute Heure</text:p>
          </table:table-cell>
          <table:table-cell table:number-columns-repeated="2"/>
          <table:table-cell office:value-type="string">
            <text:p>Crème brûlée maison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Desserts glacés</text:p>
          </table:table-cell>
          <table:table-cell table:number-columns-repeated="2"/>
          <table:table-cell office:value-type="string">
            <text:p>Dame blanche</text:p>
          </table:table-cell>
          <table:table-cell office:value-type="string">
            <text:p>Vanille, chocolat chaud, chantilly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Desserts glacés</text:p>
          </table:table-cell>
          <table:table-cell table:number-columns-repeated="2"/>
          <table:table-cell office:value-type="string">
            <text:p>Colonel</text:p>
          </table:table-cell>
          <table:table-cell office:value-type="string">
            <text:p>Citron, vodka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Houmous</text:p>
          </table:table-cell>
          <table:table-cell office:value-type="string">
            <text:p>Purée de pois chiche et de sésam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Tzatziki</text:p>
          </table:table-cell>
          <table:table-cell office:value-type="string">
            <text:p>Yaourt, concombre, échalotes, herbes fraîch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Rillettes de Thon</text:p>
          </table:table-cell>
          <table:table-cell office:value-type="string">
            <text:p>Thon, mayonnaise, persil, oignons cébett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Guacamole</text:p>
          </table:table-cell>
          <table:table-cell office:value-type="string">
            <text:p>Avocat, tomate, citron vert, coriandr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Caviar d'Aubergine</text:p>
          </table:table-cell>
          <table:table-cell office:value-type="string">
            <text:p>Aubergine, ail, huile d'oliv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Planche Apéro Végé</text:p>
          </table:table-cell>
          <table:table-cell office:value-type="string">
            <text:p>Houmous, tzatziki, guacamole, caviar d'aubergine, olives, crudité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Planche de Charcuterie</text:p>
          </table:table-cell>
          <table:table-cell office:value-type="string">
            <text:p>Jambon cru, saucisson, rillettes, cornichon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Planche de Fromages</text:p>
          </table:table-cell>
          <table:table-cell office:value-type="string">
            <text:p>Sélection de fromages, confiture, noix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Planche Mixte</text:p>
          </table:table-cell>
          <table:table-cell office:value-type="string">
            <text:p>Charcuterie et fromag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Assiette de Frite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Olive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Chip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Cacahuète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Amendements salé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Assiettes et Planches</text:p>
          </table:table-cell>
          <table:table-cell table:number-columns-repeated="2"/>
          <table:table-cell office:value-type="string">
            <text:p>Tapas à partager</text:p>
          </table:table-cell>
          <table:table-cell office:value-type="string">
            <text:p>Croquettes, beignets de crevettes, calamar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Salade César</text:p>
          </table:table-cell>
          <table:table-cell office:value-type="string">
            <text:p>Poulet, parmesan, croûtons, sauce césar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Salade Chèvre Chaud</text:p>
          </table:table-cell>
          <table:table-cell office:value-type="string">
            <text:p>Chèvre, miel, noix, tomat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Salade Végétarienne</text:p>
          </table:table-cell>
          <table:table-cell office:value-type="string">
            <text:p>Avocat, tomates, concombre, feta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Salade Océane</text:p>
          </table:table-cell>
          <table:table-cell office:value-type="string">
            <text:p>Saumon fumé, crevettes, avoca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Salade Landaise</text:p>
          </table:table-cell>
          <table:table-cell office:value-type="string">
            <text:p>Magret, gésiers, foie gra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Salade Périgourdine</text:p>
          </table:table-cell>
          <table:table-cell office:value-type="string">
            <text:p>Magret fumé, gésiers, foie gras, noix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Salade Montagnarde</text:p>
          </table:table-cell>
          <table:table-cell office:value-type="string">
            <text:p>Jambon cru, reblochon, noix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Salades</text:p>
          </table:table-cell>
          <table:table-cell table:number-columns-repeated="2"/>
          <table:table-cell office:value-type="string">
            <text:p>Salade Orientale</text:p>
          </table:table-cell>
          <table:table-cell office:value-type="string">
            <text:p>Poulet, semoule, raisins sec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alades de pâtes froides</text:p>
          </table:table-cell>
          <table:table-cell table:number-columns-repeated="2"/>
          <table:table-cell office:value-type="string">
            <text:p>Carbonara froide</text:p>
          </table:table-cell>
          <table:table-cell office:value-type="string">
            <text:p>Lardons, crème, parmesa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alades de pâtes froides</text:p>
          </table:table-cell>
          <table:table-cell table:number-columns-repeated="2"/>
          <table:table-cell office:value-type="string">
            <text:p>Pesto</text:p>
          </table:table-cell>
          <table:table-cell office:value-type="string">
            <text:p>Pesto, tomates séchées, parmesa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Salades de pâtes froides</text:p>
          </table:table-cell>
          <table:table-cell table:number-columns-repeated="2"/>
          <table:table-cell office:value-type="string">
            <text:p>Végétarienne</text:p>
          </table:table-cell>
          <table:table-cell office:value-type="string">
            <text:p>Légumes grillés, feta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alades de pâtes froides</text:p>
          </table:table-cell>
          <table:table-cell table:number-columns-repeated="2"/>
          <table:table-cell office:value-type="string">
            <text:p>Saumon</text:p>
          </table:table-cell>
          <table:table-cell office:value-type="string">
            <text:p>Saumon fumé, crème, aneth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Chèvre Miel</text:p>
          </table:table-cell>
          <table:table-cell office:value-type="string">
            <text:p>Chèvre, miel, noix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Avocat Saumon</text:p>
          </table:table-cell>
          <table:table-cell office:value-type="string">
            <text:p>Avocat, saumon fumé, citr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Jambon Fromage</text:p>
          </table:table-cell>
          <table:table-cell office:value-type="string">
            <text:p>Jambon, emmental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Végétarienne</text:p>
          </table:table-cell>
          <table:table-cell office:value-type="string">
            <text:p>Légumes grillés, chèvr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Rillettes</text:p>
          </table:table-cell>
          <table:table-cell office:value-type="string">
            <text:p>Rillettes de porc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Thon</text:p>
          </table:table-cell>
          <table:table-cell office:value-type="string">
            <text:p>Rillettes de th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Brie Confiture</text:p>
          </table:table-cell>
          <table:table-cell office:value-type="string">
            <text:p>Brie, confiture de figu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Camembert Pommes</text:p>
          </table:table-cell>
          <table:table-cell office:value-type="string">
            <text:p>Camembert, pommes caramélisé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Raclette</text:p>
          </table:table-cell>
          <table:table-cell office:value-type="string">
            <text:p>Raclette, jambon, cornichon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Chorizo</text:p>
          </table:table-cell>
          <table:table-cell office:value-type="string">
            <text:p>Chorizo, poivrons, mozzarella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Charcuterie</text:p>
          </table:table-cell>
          <table:table-cell office:value-type="string">
            <text:p>Jambon cru, saucisson, cornichon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Nordique</text:p>
          </table:table-cell>
          <table:table-cell office:value-type="string">
            <text:p>Saumon fumé, crème, aneth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Méditerranéenne</text:p>
          </table:table-cell>
          <table:table-cell office:value-type="string">
            <text:p>Tomates, mozzarella, basilic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Orientale</text:p>
          </table:table-cell>
          <table:table-cell office:value-type="string">
            <text:p>Houmous, légumes, grain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Tartines</text:p>
          </table:table-cell>
          <table:table-cell table:number-columns-repeated="2"/>
          <table:table-cell office:value-type="string">
            <text:p>Tartine Montagnarde</text:p>
          </table:table-cell>
          <table:table-cell office:value-type="string">
            <text:p>Raclette, jambon, oignon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Classic Burger</text:p>
          </table:table-cell>
          <table:table-cell office:value-type="string">
            <text:p>Steak, cheddar, salade, tomate, oignon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Cheese Burger</text:p>
          </table:table-cell>
          <table:table-cell office:value-type="string">
            <text:p>Steak, double cheddar, salade, tomat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Bacon Burger</text:p>
          </table:table-cell>
          <table:table-cell office:value-type="string">
            <text:p>Steak, bacon, cheddar, sala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BBQ Burger</text:p>
          </table:table-cell>
          <table:table-cell office:value-type="string">
            <text:p>Steak, sauce BBQ, cheddar, oignons frit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Chicken Burger</text:p>
          </table:table-cell>
          <table:table-cell office:value-type="string">
            <text:p>Poulet pané, salade, tomate, mayo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Veggie Burger</text:p>
          </table:table-cell>
          <table:table-cell office:value-type="string">
            <text:p>Steak végétal, salade, tomate, avocat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Fish Burger</text:p>
          </table:table-cell>
          <table:table-cell office:value-type="string">
            <text:p>Poisson pané, salade, sauce tartar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Blue Cheese Burger</text:p>
          </table:table-cell>
          <table:table-cell office:value-type="string">
            <text:p>Steak, bleu, salade, oignon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Raclette Burger</text:p>
          </table:table-cell>
          <table:table-cell office:value-type="string">
            <text:p>Steak, raclette, jambon, cornichon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Egg Burger</text:p>
          </table:table-cell>
          <table:table-cell office:value-type="string">
            <text:p>Steak, oeuf, bacon, cheddar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Mushroom Burger</text:p>
          </table:table-cell>
          <table:table-cell office:value-type="string">
            <text:p>Steak, champignons, emmental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Pepper Burger</text:p>
          </table:table-cell>
          <table:table-cell office:value-type="string">
            <text:p>Steak, poivrons, cheddar, sauce poivr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Italian Burger</text:p>
          </table:table-cell>
          <table:table-cell office:value-type="string">
            <text:p>Steak, mozzarella, tomates, pesto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Mexican Burger</text:p>
          </table:table-cell>
          <table:table-cell office:value-type="string">
            <text:p>Steak, guacamole, jalapeños, cheddar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French Burger</text:p>
          </table:table-cell>
          <table:table-cell office:value-type="string">
            <text:p>Steak, camembert, oignons confit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Double Burger</text:p>
          </table:table-cell>
          <table:table-cell office:value-type="string">
            <text:p>2 steaks, double cheddar, sala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Triple Burger</text:p>
          </table:table-cell>
          <table:table-cell office:value-type="string">
            <text:p>3 steaks, triple cheddar, salad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Burgers</text:p>
          </table:table-cell>
          <table:table-cell table:number-columns-repeated="2"/>
          <table:table-cell office:value-type="string">
            <text:p>Vegan Burger</text:p>
          </table:table-cell>
          <table:table-cell office:value-type="string">
            <text:p>Steak vegan, légumes, sauce vega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Croque Monsieur</text:p>
          </table:table-cell>
          <table:table-cell office:value-type="string">
            <text:p>Jambon, emmental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Croque Madame</text:p>
          </table:table-cell>
          <table:table-cell office:value-type="string">
            <text:p>Jambon, emmental, oeuf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Welsh</text:p>
          </table:table-cell>
          <table:table-cell office:value-type="string">
            <text:p>Cheddar, bière, pain, jamb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Pâtes Carbonara</text:p>
          </table:table-cell>
          <table:table-cell office:value-type="string">
            <text:p>Lardons, crème, parmesa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Pâtes Bolognaise</text:p>
          </table:table-cell>
          <table:table-cell office:value-type="string">
            <text:p>Sauce tomate, viande haché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Fish &amp; Chips</text:p>
          </table:table-cell>
          <table:table-cell office:value-type="string">
            <text:p>Poisson pané, frit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Burger du moment</text:p>
          </table:table-cell>
          <table:table-cell office:value-type="string">
            <text:p>Selon arrivag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Planche du moment</text:p>
          </table:table-cell>
          <table:table-cell office:value-type="string">
            <text:p>Selon arrivag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Assiette Froide</text:p>
          </table:table-cell>
          <table:table-cell office:value-type="string">
            <text:p>Charcuterie et fromag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Assiette Chaude</text:p>
          </table:table-cell>
          <table:table-cell office:value-type="string">
            <text:p>Selon arrivag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lats</text:p>
          </table:table-cell>
          <table:table-cell table:number-columns-repeated="2"/>
          <table:table-cell office:value-type="string">
            <text:p>Plat Végétarien</text:p>
          </table:table-cell>
          <table:table-cell office:value-type="string">
            <text:p>Selon arrivag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lat du Jour</text:p>
          </table:table-cell>
          <table:table-cell table:number-columns-repeated="2"/>
          <table:table-cell office:value-type="string">
            <text:p>Plat du Jour</text:p>
          </table:table-cell>
          <table:table-cell office:value-type="string">
            <text:p>Nous consulter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Plat du Jour</text:p>
          </table:table-cell>
          <table:table-cell table:number-columns-repeated="2"/>
          <table:table-cell office:value-type="string">
            <text:p>Formule Plat + Dessert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Plat du Jour</text:p>
          </table:table-cell>
          <table:table-cell table:number-columns-repeated="2"/>
          <table:table-cell office:value-type="string">
            <text:p>Formule Plat + Café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oupe/Gaspacho Maison</text:p>
          </table:table-cell>
          <table:table-cell table:number-columns-repeated="2"/>
          <table:table-cell office:value-type="string">
            <text:p>Soupe ou Gaspacho</text:p>
          </table:table-cell>
          <table:table-cell office:value-type="string">
            <text:p>Selon s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Tarte du Jour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Gâteau du Jour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Tiramisu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Mousse au Chocolat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Crème Brûlée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Fondant au Chocolat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Moelleux au Chocolat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Brownie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Cookie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Muffin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Pancakes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Gaufre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Crêpe</text:p>
          </table:table-cell>
          <table:table-cell office:value-type="string">
            <text:p>Maison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Desserts maison</text:p>
          </table:table-cell>
          <table:table-cell table:number-columns-repeated="2"/>
          <table:table-cell office:value-type="string">
            <text:p>Salade de Fruits</text:p>
          </table:table-cell>
          <table:table-cell office:value-type="string">
            <text:p>Fruits frai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Enfants</text:p>
          </table:table-cell>
          <table:table-cell table:number-columns-repeated="2"/>
          <table:table-cell office:value-type="string">
            <text:p>Mini Burger</text:p>
          </table:table-cell>
          <table:table-cell office:value-type="string">
            <text:p>Steak et frit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Enfants</text:p>
          </table:table-cell>
          <table:table-cell table:number-columns-repeated="2"/>
          <table:table-cell office:value-type="string">
            <text:p>Nuggets</text:p>
          </table:table-cell>
          <table:table-cell office:value-type="string">
            <text:p>Poulet et frit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Enfants</text:p>
          </table:table-cell>
          <table:table-cell table:number-columns-repeated="2"/>
          <table:table-cell office:value-type="string">
            <text:p>Pâtes</text:p>
          </table:table-cell>
          <table:table-cell office:value-type="string">
            <text:p>Sauce au choix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Enfants</text:p>
          </table:table-cell>
          <table:table-cell table:number-columns-repeated="2"/>
          <table:table-cell office:value-type="string">
            <text:p>Jambon Frite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Enfants</text:p>
          </table:table-cell>
          <table:table-cell table:number-columns-repeated="2"/>
          <table:table-cell office:value-type="string">
            <text:p>Steak Haché Frites</text:p>
          </table:table-cell>
          <table:table-cell/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Whiskies</text:p>
          </table:table-cell>
          <table:table-cell office:value-type="string">
            <text:p>Premium</text:p>
          </table:table-cell>
          <table:table-cell/>
          <table:table-cell office:value-type="string">
            <text:p>Lagavulin 16 ans</text:p>
          </table:table-cell>
          <table:table-cell office:value-type="string">
            <text:p>tourbé intense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Whiskies</text:p>
          </table:table-cell>
          <table:table-cell office:value-type="string">
            <text:p>Premium</text:p>
          </table:table-cell>
          <table:table-cell/>
          <table:table-cell office:value-type="string">
            <text:p>Talisker 10 ans</text:p>
          </table:table-cell>
          <table:table-cell office:value-type="string">
            <text:p>maritime et tourbé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Whiskies</text:p>
          </table:table-cell>
          <table:table-cell office:value-type="string">
            <text:p>Premium</text:p>
          </table:table-cell>
          <table:table-cell/>
          <table:table-cell office:value-type="string">
            <text:p>Glenfiddich 12 ans</text:p>
          </table:table-cell>
          <table:table-cell office:value-type="string">
            <text:p>fruité et léger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Whiskies</text:p>
          </table:table-cell>
          <table:table-cell office:value-type="string">
            <text:p>Premium</text:p>
          </table:table-cell>
          <table:table-cell/>
          <table:table-cell office:value-type="string">
            <text:p>Glenmorangie 10 ans</text:p>
          </table:table-cell>
          <table:table-cell office:value-type="string">
            <text:p>doux et vanillé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Gins Tonics</text:p>
          </table:table-cell>
          <table:table-cell table:number-columns-repeated="2"/>
          <table:table-cell office:value-type="string">
            <text:p>Gin Tonic Fruits Rouges</text:p>
          </table:table-cell>
          <table:table-cell office:value-type="string">
            <text:p>Gin, Tonic, Fraises, Framboises</text:p>
          </table:table-cell>
          <table:table-cell office:value-type="string">
            <text:p>false</text:p>
          </table:table-cell>
          <table:table-cell office:value-type="string">
            <text:p>uniqu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Blanc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Rouge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ichet de vin</text:p>
          </table:table-cell>
          <table:table-cell table:number-columns-repeated="2"/>
          <table:table-cell office:value-type="string">
            <text:p>Rosé</text:p>
          </table:table-cell>
          <table:table-cell/>
          <table:table-cell office:value-type="string">
            <text:p>false</text:p>
          </table:table-cell>
          <table:table-cell office:value-type="string">
            <text:p>par_volume</text:p>
          </table:table-cell>
          <table:table-cell office:value-type="string">
            <text:p>true</text:p>
          </table:table-cell>
        </table:table-row>
      </table:table>
      <table:table table:name="Feui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6">06/10/2025</text:date>, <text:time>09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6T09:45:05</meta:creation-date>
    <dc:date>2025-10-06T09:48:42</dc:date>
    <meta:editing-duration>PT3M38S</meta:editing-duration>
    <meta:editing-cycles>1</meta:editing-cycles>
    <meta:document-statistic meta:table-count="3" meta:cell-count="2247" meta:object-count="0"/>
    <meta:generator>OpenOffice/4.1.15$Unix OpenOffice.org_project/4115m2$Build-9813</meta:generator>
  </office:meta>
</office:document-meta>
</file>